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/>
    </style:style>
    <style:style style:name="P3" style:family="paragraph">
      <style:paragraph-properties fo:margin-left="0cm" fo:margin-right="0cm" fo:text-indent="0cm" style:text-autospace="none"/>
      <style:text-properties fo:language="en" fo:country="US"/>
    </style:style>
    <style:style style:name="P4" style:family="paragraph">
      <style:paragraph-properties fo:margin-left="0cm" fo:margin-right="0cm" fo:text-align="center" fo:text-indent="0cm" style:text-autospace="none"/>
      <style:text-properties fo:language="en" fo:country="US"/>
    </style:style>
    <style:style style:name="P5" style:family="paragraph">
      <style:paragraph-properties fo:margin-left="0cm" fo:margin-right="0cm" fo:text-align="center" fo:text-indent="0cm"/>
      <style:text-properties fo:font-size="28pt" fo:font-weight="bold"/>
    </style:style>
    <style:style style:name="T1" style:family="text">
      <style:text-properties fo:font-size="2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6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font-size="28pt" fo:font-weight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8pt" fo:language="en" fo:country="US" fo:font-style="normal" fo:text-shadow="none" style:text-underline-style="none" fo:font-weight="bold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rect draw:style-name="gr1" draw:text-style-name="P2" draw:layer="layout" svg:width="6.5cm" svg:height="2.29cm" svg:x="7.25cm" svg:y="1.2cm">
          <text:p text:style-name="P1"><text:span text:style-name="T1">WEB</text:span></text:p>
        </draw:rect>
        <draw:rect draw:style-name="gr1" draw:text-style-name="P2" draw:layer="layout" svg:width="6.5cm" svg:height="2.29cm" svg:x="7.25cm" svg:y="7.147cm">
          <text:p text:style-name="P1"><text:span text:style-name="T1">TEXT</text:span></text:p>
        </draw:rect>
        <draw:rect draw:style-name="gr1" draw:text-style-name="P2" draw:layer="layout" svg:width="6.5cm" svg:height="3cm" svg:x="7.25cm" svg:y="13.094cm">
          <text:p text:style-name="P3"><text:span text:style-name="T2">Linguistic</text:span></text:p>
          <text:p text:style-name="P4"><text:span text:style-name="T3">trees</text:span></text:p>
        </draw:rect>
        <draw:rect draw:style-name="gr1" draw:text-style-name="P2" draw:layer="layout" svg:width="6.5cm" svg:height="3cm" svg:x="7.25cm" svg:y="19.75cm">
          <text:p text:style-name="P1"><text:span text:style-name="T1">Raw data</text:span></text:p>
        </draw:rect>
        <draw:rect draw:style-name="gr1" draw:text-style-name="P2" draw:layer="layout" svg:width="6.5cm" svg:height="2.29cm" svg:x="7.25cm" svg:y="26.411cm">
          <text:p text:style-name="P1"><text:span text:style-name="T1">Ontology</text:span></text:p>
        </draw:rect>
        <draw:custom-shape draw:style-name="gr2" draw:text-style-name="P5" draw:layer="layout" svg:width="2.279cm" svg:height="2.793cm" svg:x="9.361cm" svg:y="3.922cm">
          <text:p text:style-name="P1"><text:span text:style-name="T4">1) </text:span><text:span text:style-name="T5">Extraction of tex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9.361cm" svg:y="9.869cm">
          <text:p text:style-name="P1"><text:span text:style-name="T4">2) </text:span><text:span text:style-name="T5">Linguistic annot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9.361cm" svg:y="16.526cm">
          <text:p text:style-name="P1"><text:span text:style-name="T4">3) </text:span><text:span text:style-name="T5">Data extrac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9.361cm" svg:y="23.183cm">
          <text:p text:style-name="P1"><text:span text:style-name="T4">4) </text:span><text:span text:style-name="T5">Semantic represent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cs" fo:country="CZ" style:font-size-asian="21.2000007629395pt" style:language-asian="cs" style:country-asian="CZ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7-07-21T15:07:10</meta:creation-date>
    <dc:date>2008-02-07T16:14:37</dc:date>
    <dc:language>cs-CZ</dc:language>
    <meta:editing-cycles>6</meta:editing-cycles>
    <meta:editing-duration>PT24M3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